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ActiveLock.setTimeout( long 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ActiveLock.DefaultActiveLock( LockInfo lock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ActiveLock.DefaultActive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ActiveLock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ctiveLock.isLockedByToken( String lock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ctiveLock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ctiveLock.isExp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faultActiveLock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ctiveLock.setOwner( String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ctiveLock.setIsDeep( boolean is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ctiveLock.isDe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ctiveLock.getOw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ctiveLock.get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